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3" style:family="paragraph" style:parent-style-name="Standard">
      <style:text-properties style:font-name="Arial" fo:font-weight="normal" officeooo:rsid="001b0765" officeooo:paragraph-rsid="001b0765" style:font-weight-asian="normal" style:font-name-complex="Arial" style:font-weight-complex="normal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text-properties style:font-name="Arial" fo:font-weight="normal" style:font-weight-asian="normal" style:font-name-complex="Arial" style:font-weight-complex="normal"/>
    </style:style>
    <style:style style:name="P6" style:family="paragraph" style:parent-style-name="Standard">
      <style:text-properties style:font-name="Arial" fo:font-weight="normal" officeooo:paragraph-rsid="00248c56" style:font-weight-asian="normal" style:font-name-complex="Arial" style:font-weight-complex="normal"/>
    </style:style>
    <style:style style:name="P7" style:family="paragraph" style:parent-style-name="Standard">
      <style:text-properties style:font-name="Arial" fo:font-weight="normal" officeooo:rsid="00267a06" officeooo:paragraph-rsid="00267a06" style:font-weight-asian="normal" style:font-name-complex="Arial" style:font-weight-complex="normal"/>
    </style:style>
    <style:style style:name="P8" style:family="paragraph" style:parent-style-name="Standard">
      <style:text-properties style:font-name="Arial" fo:font-weight="normal" officeooo:rsid="0021c756" style:font-weight-asian="normal" style:font-name-complex="Arial" style:font-weight-complex="normal"/>
    </style:style>
    <style:style style:name="P9" style:family="paragraph" style:parent-style-name="Standard">
      <style:text-properties style:font-name="Arial" fo:font-weight="normal" officeooo:paragraph-rsid="00267a06" style:font-weight-asian="normal" style:font-name-complex="Arial" style:font-weight-complex="normal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normal" officeooo:rsid="001b0765" style:font-weight-asian="normal" style:font-name-complex="Arial" style:font-weight-complex="normal"/>
    </style:style>
    <style:style style:name="T3" style:family="text">
      <style:text-properties style:font-name="Arial" fo:font-weight="normal" officeooo:rsid="00248c56" style:font-weight-asian="normal" style:font-name-complex="Arial" style:font-weight-complex="normal"/>
    </style:style>
    <style:style style:name="T4" style:family="text">
      <style:text-properties officeooo:rsid="0021c756"/>
    </style:style>
    <style:style style:name="T5" style:family="text">
      <style:text-properties officeooo:rsid="00248c56"/>
    </style:style>
    <style:style style:name="T6" style:family="text">
      <style:text-properties officeooo:rsid="00267a06"/>
    </style:style>
    <style:style style:name="T7" style:family="text">
      <style:text-properties officeooo:rsid="002804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ome do Caso de Uso: </text:span><text:span text:style-name="T3">Relatório</text:span><text:span text:style-name="T2">.</text:span></text:p>
      <text:p text:style-name="P1"/>
      <text:p text:style-name="P1">Descrição: </text:p>
      <text:p text:style-name="P3"><text:span text:style-name="T5">Geração de relatório pelo sistema</text:span>.</text:p>
      <text:p text:style-name="P1"/>
      <text:p text:style-name="P1">Eventos: </text:p>
      <text:p text:style-name="P2">- <text:span text:style-name="T5">Sistema gera relatório de acessos.</text:span></text:p>
      <text:p text:style-name="P6">- <text:span text:style-name="T5">Sistema gera relatório de disparos de alarme.</text:span></text:p>
      <text:p text:style-name="P1"/>
      <text:p text:style-name="P1">Atores:</text:p>
      <text:p text:style-name="P2">- <text:span text:style-name="T5">Usuário</text:span>.</text:p>
      <text:p text:style-name="P2">- <text:span text:style-name="T5">Sistema.</text:span></text:p>
      <text:p text:style-name="P1"/>
      <text:p text:style-name="P1">Pré-<text:span text:style-name="T5">c</text:span>ondições:</text:p>
      <text:p text:style-name="P2">- <text:span text:style-name="T5">Usuário logado no sistema.</text:span></text:p>
      <text:p text:style-name="P2">- <text:span text:style-name="T7">Aplicativo na tela principal do sistema.</text:span></text:p>
      <text:p text:style-name="P2"/>
      <text:p text:style-name="P1">Pós-Condições:</text:p>
      <text:p text:style-name="P1">1. Conclusões com sucesso: </text:p>
      <text:p text:style-name="P6">- <text:span text:style-name="T5">Sistema gera relatório.</text:span></text:p>
      <text:p text:style-name="P2"/>
      <text:p text:style-name="P1">2. Conclusões sem sucesso:</text:p>
      <text:p text:style-name="P6">- <text:span text:style-name="T5">Sistema não gera relatório.</text:span></text:p>
      <text:p text:style-name="P2"/>
      <text:p text:style-name="P1">Fluxo básico:</text:p>
      <text:p text:style-name="P2"/>
      <text:p text:style-name="P2">1. <text:span text:style-name="T6">Usuário clica em “Relatório”.</text:span></text:p>
      <text:p text:style-name="P2">2. <text:span text:style-name="T6">Preenche data inicial e final.</text:span></text:p>
      <text:p text:style-name="P7">3. Clica em “Gerar Relatório Acesso” ou “Gerar Relatório Disparo Alarme”.</text:p>
      <text:p text:style-name="P7">4. Sistema realiza a busca dos dados (A1).</text:p>
      <text:p text:style-name="P7">5. É apresentado ao usuário uma lista com os dados.</text:p>
      <text:p text:style-name="P1"/>
      <text:p text:style-name="P1">Fluxos alternativos:</text:p>
      <text:p text:style-name="P9">A1: em "<text:span text:style-name="T6">4</text:span>. <text:span text:style-name="T6">Sistema realiza a busca dos dados </text:span>", <text:span text:style-name="T4">se encontrar dados segue para item 5, se não A1.1</text:span></text:p>
      <text:p text:style-name="P2">A1.1. <text:span text:style-name="T6">Informa ao usuário que não existem dados.</text:span>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Sans1" svg:font-family="'Lucida Sans'" style:font-family-generic="swiss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6:06:55</meta:creation-date>
    <meta:print-date>2014-05-09T16:23:00</meta:print-date>
    <meta:generator>LibreOffice/5.4.4.2$Windows_X86_64 LibreOffice_project/2524958677847fb3bb44820e40380acbe820f960</meta:generator>
    <dc:date>2020-03-16T22:09:22.101000000</dc:date>
    <meta:editing-duration>PT1H35M14S</meta:editing-duration>
    <meta:editing-cycles>15</meta:editing-cycles>
    <meta:document-statistic meta:table-count="0" meta:image-count="0" meta:object-count="0" meta:page-count="1" meta:paragraph-count="26" meta:word-count="135" meta:character-count="808" meta:non-whitespace-character-count="696"/>
  </office:meta>
</office:document-meta>
</file>